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E000005003571D22D387DB2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8bf5" draw:fill-color="#008bf5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e95949" draw:fill-color="#e95949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svg:stroke-width="0.081cm" svg:stroke-color="#008bf5" draw:marker-start-width="0.321cm" draw:marker-end-width="0.321cm" draw:fill-color="#4371ef" draw:textarea-horizontal-align="justify" draw:textarea-vertical-align="top" draw:auto-grow-height="false" fo:min-height="6.1cm" fo:min-width="3.627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fill-color="#4371ef" draw:textarea-horizontal-align="justify" draw:textarea-vertical-align="top" draw:auto-grow-height="false" fo:min-height="6.1cm" fo:min-width="3.627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svg:stroke-width="0.081cm" svg:stroke-color="#008bf5" draw:marker-start-width="0.321cm" draw:marker-end-width="0.321cm" draw:fill="none" draw:fill-color="#4371ef" draw:textarea-horizontal-align="justify" draw:textarea-vertical-align="top" draw:auto-grow-height="false" fo:min-height="6.02cm" fo:min-width="3.547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8bf5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bf5"/>
      <style:paragraph-properties fo:text-align="center"/>
    </style:style>
    <style:style style:name="P3" style:family="paragraph">
      <loext:graphic-properties draw:fill-color="#e95949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24pt"/>
    </style:style>
    <style:style style:name="P5" style:family="paragraph">
      <loext:graphic-properties draw:fill-color="#4371ef"/>
      <style:paragraph-properties fo:text-align="center"/>
      <style:text-properties fo:color="#ffffff" loext:opacity="100%"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4371ef"/>
      <style:paragraph-properties fo:text-align="center"/>
      <style:text-properties fo:color="#ffff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54cm" svg:height="15.526cm" draw:transform="rotate (0.0174532925199433) translate (6.081cm 9.083cm)">
          <draw:image xlink:href="Pictures/10000001000004BE000005003571D22D387DB21B.png" xlink:type="simple" xlink:show="embed" xlink:actuate="onLoad" draw:mime-type="image/png">
            <text:p/>
          </draw:image>
        </draw:frame>
        <draw:custom-shape draw:style-name="gr2" draw:text-style-name="P2" draw:layer="layout" svg:width="1.27cm" svg:height="1.27cm" svg:x="8.652cm" svg:y="2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953cm" svg:y="2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054cm" svg:y="1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9.755cm" svg:y="2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7.956cm" svg:y="19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1.056cm" svg:y="2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757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158cm" svg:y="18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2.059cm" svg:y="19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4" draw:text-style-name="P5" draw:layer="layout" svg:width="4.127cm" svg:height="6.35cm" svg:x="2.905cm" svg:y="4.8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6.35cm" svg:x="8.905cm" svg:y="4.8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6.35cm" svg:x="14.905cm" svg:y="4.81cm">
          <text:p text:style-name="P4">3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62cm" svg:height="0.963cm" svg:x="9.647cm" svg:y="7.446cm">
          <draw:text-box>
            <text:p>p = 1/3</text:p>
          </draw:text-box>
        </draw:frame>
        <draw:frame draw:style-name="gr6" draw:text-style-name="P6" draw:layer="layout" svg:width="2.462cm" svg:height="0.963cm" svg:x="15.647cm" svg:y="7.447cm">
          <draw:text-box>
            <text:p>p = 1/3</text:p>
          </draw:text-box>
        </draw:frame>
        <draw:frame draw:style-name="gr6" draw:text-style-name="P6" draw:layer="layout" svg:width="2.462cm" svg:height="0.963cm" svg:x="3.647cm" svg:y="7.448cm">
          <draw:text-box>
            <text:p>p = 1/3</text:p>
          </draw:text-box>
        </draw:frame>
        <draw:custom-shape draw:style-name="gr7" draw:text-style-name="P7" draw:layer="layout" svg:width="4.127cm" svg:height="6.35cm" svg:x="2.895cm" svg:y="13.755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6.35cm" svg:x="8.885cm" svg:y="13.8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6.35cm" svg:x="14.885cm" svg:y="13.81cm">
          <text:p text:style-name="P4">3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895cm" svg:y1="13.755cm" svg:x2="7.022cm" svg:y2="20.105cm">
          <text:p/>
        </draw:line>
        <draw:line draw:style-name="gr8" draw:text-style-name="P1" draw:layer="layout" svg:x1="7.022cm" svg:y1="13.755cm" svg:x2="2.895cm" svg:y2="20.1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4:30:18.865704002</meta:creation-date>
    <dc:date>2022-04-08T12:41:40.506343682</dc:date>
    <meta:editing-duration>PT23M51S</meta:editing-duration>
    <meta:editing-cycles>2</meta:editing-cycles>
    <meta:generator>LibreOffice/7.2.5.2$Linux_X86_64 LibreOffice_project/20$Build-2</meta:generator>
    <meta:document-statistic meta:object-count="21"/>
  </office:meta>
</office:document-meta>
</file>